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color="#111111" draw:fill="solid" draw:fill-color="#ffffff" draw:textarea-horizontal-align="justify" draw:textarea-vertical-align="middle" draw:auto-grow-height="false" fo:min-height="5.2366in" fo:min-width="2.9264in" style:run-through="foreground"/>
    </style:style>
    <style:style style:name="gr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5" style:family="graphic">
      <style:graphic-properties svg:stroke-width="0in" svg:stroke-color="#000000" draw:marker-start-width="0.139in" draw:marker-end-width="0.139in" draw:fill-color="#ffffff" draw:textarea-horizontal-align="justify" draw:textarea-vertical-align="middle" draw:auto-grow-height="false" fo:min-height="1.2126in" fo:min-width="0.7008in" fo:padding-top="0in" fo:padding-bottom="0in" fo:padding-left="0in" fo:padding-right="0in" style:run-through="foreground"/>
    </style:style>
    <style:style style:name="gr6" style:family="graphic">
      <style:graphic-properties draw:stroke="none" svg:stroke-color="#000000" draw:fill="none" draw:fill-color="#ffffff" fo:min-height="0.3972in" style:run-through="foreground"/>
    </style:style>
    <style:style style:name="gr7" style:family="graphic">
      <style:graphic-properties draw:stroke="none" svg:stroke-color="#000000" draw:fill="none" draw:fill-color="#ffffff" fo:min-height="0.1665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g draw:style-name="gr2"><draw:g draw:style-name="gr2"><draw:g draw:style-name="gr2"><draw:custom-shape draw:name="Shape1" draw:style-name="gr3" draw:text-style-name="P1" svg:width="2.9268in" svg:height="5.237in" svg:x="1.9472in" svg:y="0.3134in"><text:p/><draw:enhanced-geometry svg:viewBox="0 0 21600 21600" draw:type="rectangle" draw:enhanced-path="M 0 0 L 21600 0 21600 21600 0 21600 0 0 Z N"/></draw:custom-shape><draw:line draw:name="Shape3" draw:style-name="gr4" draw:text-style-name="P2" svg:x1="1.9472in" svg:y1="1.1941in" svg:x2="4.8736in" svg:y2="1.185in"><text:p/></draw:line></draw:g><draw:custom-shape draw:name="Shape2" draw:style-name="gr5" draw:text-style-name="P3" svg:width="0.7012in" svg:height="1.213in" svg:x="3.0453in" svg:y="4.3378in"><text:p/><draw:enhanced-geometry svg:viewBox="0 0 21600 21600" draw:type="rectangle" draw:enhanced-path="M 0 0 L 21600 0 21600 21600 0 21600 0 0 Z N"/></draw:custom-shape></draw:g><draw:frame draw:name="Shape1" draw:style-name="gr6" draw:text-style-name="P4" svg:width="1.2886in" svg:height="0.3976in" svg:x="2.752in" svg:y="1.0043in"><draw:text-box><text:p>Calibrated Position</text:p></draw:text-box></draw:frame><draw:frame draw:name="Shape1" draw:style-name="gr6" draw:text-style-name="P4" svg:width="1.2886in" svg:height="0.3976in" svg:x="2.9134in" svg:y="4.0917in"><draw:text-box><text:p>Diode Position</text:p></draw:text-box></draw:frame></draw:g><draw:frame draw:name="Shape1" draw:style-name="gr7" draw:text-style-name="P5" svg:width="0.5878in" svg:height="0.1776in" svg:x="3.1118in" svg:y="4.9441in"><draw:text-box><text:p><text:span text:style-name="T1">Counter</text:span></text:p></draw:text-box></draw:frame><draw:line draw:name="Shape2" draw:style-name="gr4" draw:text-style-name="P6" svg:x1="1.9472in" svg:y1="4.3272in" svg:x2="4.8744in" svg:y2="4.3272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5:22:10.183620293</meta:creation-date>
    <dc:date>2018-01-11T15:34:09.074246306</dc:date>
    <meta:editing-duration>PT4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5.2$Linux_X86_64 LibreOffice_project/30$Build-2</meta:generator>
  </office:meta>
</office:document-meta>
</file>